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2" style:family="paragraph" style:parent-style-name="Standard" style:list-style-name="L1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3" style:family="paragraph" style:parent-style-name="Standard" style:list-style-name="L2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4" style:family="paragraph" style:parent-style-name="Standard" style:list-style-name="L3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5" style:family="paragraph" style:parent-style-name="Standard" style:list-style-name="L4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6" style:family="paragraph" style:parent-style-name="Standard" style:list-style-name="L5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7" style:family="paragraph" style:parent-style-name="Standard" style:list-style-name="L6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8" style:family="paragraph" style:parent-style-name="Standard" style:list-style-name="L4">
      <style:paragraph-properties fo:line-height="115%" fo:text-align="start" style:justify-single-word="false"/>
      <style:text-properties fo:color="#000000" style:font-name="Arial" fo:font-size="11pt" fo:font-weight="normal" officeooo:rsid="00029faa" officeooo:paragraph-rsid="00029faa" fo:background-color="transparent" style:font-name-asian="Arial" style:font-name-complex="Arial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029faa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lin nimi</text:p>
      <text:list xml:id="list3672122301309662676" text:style-name="L1">
        <text:list-item>
          <text:p text:style-name="P2">Pelillä on nimi, jep</text:p>
        </text:list-item>
      </text:list>
      <text:p text:style-name="P9"/>
      <text:p text:style-name="P1">Lyhyt kuvaus</text:p>
      <text:list xml:id="list7705411654642739564" text:style-name="L2">
        <text:list-item>
          <text:p text:style-name="P3">Tower defence</text:p>
        </text:list-item>
        <text:list-item>
          <text:p text:style-name="P3"><text:span text:style-name="T1">P</text:span>elaajan tehtävä on estää vihulaisia pääsemästä määränpäähänsä 'tornien' avulla</text:p>
        </text:list-item>
        <text:list-item>
          <text:p text:style-name="P3"><text:span text:style-name="T1">P</text:span>eli<text:span text:style-name="T1">n teko lähtee ihan tutorialista, josta sitten jatkan etiäppäin omineen, johtuen vajavaisista tietotaidoista.</text:span></text:p>
        </text:list-item>
        <text:list-item>
          <text:p text:style-name="P3"><text:span text:style-name="T1">P</text:span>eli ei ole myytäväksi</text:p>
        </text:list-item>
      </text:list>
      <text:p text:style-name="P9"/>
      <text:p text:style-name="P1">Tuotannon perustelu</text:p>
      <text:list xml:id="list149963641212213240" text:style-name="L3">
        <text:list-item>
          <text:p text:style-name="P4"><text:span text:style-name="T1">K</text:span>im <text:span text:style-name="T1">J</text:span>ong <text:span text:style-name="T1">U</text:span>n sekä <text:span text:style-name="T1">I</text:span>l näkivät tulevaisuuteen ja kehuivat</text:p>
        </text:list-item>
        <text:list-item>
          <text:p text:style-name="P4"><text:span text:style-name="T1">K</text:span>ehittäjä pelaili aikoinaan paljon heroes of might and magic sekä areena -pelejä</text:p>
        </text:list-item>
        <text:list-item>
          <text:p text:style-name="P4"><text:span text:style-name="T1">T</text:span>uloksia on odotettavissa</text:p>
        </text:list-item>
        <text:list-item>
          <text:p text:style-name="P4">Kilpailijat ovat kaikki enemmän tai vähemmän samanlaisia, joten samalla kaavalla mennään tässäkin</text:p>
        </text:list-item>
      </text:list>
      <text:p text:style-name="P9"/>
      <text:p text:style-name="P1">Kohderyhmä</text:p>
      <text:list xml:id="list3633604089175265980" text:style-name="L4">
        <text:list-item>
          <text:p text:style-name="P8">Kasuaalinen enemmistö</text:p>
        </text:list-item>
        <text:list-item>
          <text:p text:style-name="P5"><text:span text:style-name="T1">T</text:span>ärkeys on tärkeää, siksi on tärkeää tärkeillä</text:p>
        </text:list-item>
      </text:list>
      <text:p text:style-name="P9"/>
      <text:p text:style-name="P1">Menetelmät:</text:p>
      <text:list xml:id="list5086935935239757980" text:style-name="L5">
        <text:list-item>
          <text:p text:style-name="P6">Peli toteutetaan näillä näkymin Unityllä, mahdollisesti clickteam fusionilla jos ei unity luonnistu tarpeeksi nopsaan.</text:p>
        </text:list-item>
        <text:list-item>
          <text:p text:style-name="P6"><text:span text:style-name="T1">Alustana </text:span>PC, koska master race. Peasanteja ei tueta.</text:p>
        </text:list-item>
        <text:list-item>
          <text:p text:style-name="P6">Työprosessejakin on, työkalut lienevät LMMS, GIMP, Unity, Clickteam Fusion.</text:p>
        </text:list-item>
        <text:list-item>
          <text:p text:style-name="P6">Resursseina tarvitaan lähinnä mallikappaleiden ohella sekä aikaa että kärsivällisyyttä.</text:p>
        </text:list-item>
        <text:list-item>
          <text:p text:style-name="P6">Osaamista ei tarvita, vielä.</text:p>
        </text:list-item>
      </text:list>
      <text:p text:style-name="P9"/>
      <text:p text:style-name="P1">Avainideat:</text:p>
      <text:list xml:id="list592341933434691617" text:style-name="L6">
        <text:list-item>
          <text:p text:style-name="P7">Peli on paras koska syy.</text:p>
        </text:list-item>
        <text:list-item>
          <text:p text:style-name="P7">Pelin tärkeimmät ominaisuudet ovat käyttöliittymän selkeys sekä monipuolisuus. Kaikkeen täytyy löytyä vastaus ilman manuaalia.</text:p>
        </text:list-item>
        <text:list-item>
          <text:p text:style-name="P7"/>
        </text:list-item>
        <text:list-item>
          <text:p text:style-name="P7">Valitut ideat tuovat bugeja. <text:span text:style-name="T1">Kutsumme näitä ominaisuuksiksi myyntien takaamiseks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zxx" fo:country="none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zxx" fo:country="none" style:font-name-asian="Segoe UI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1T14:00:13.484000000</dc:date>
    <meta:editing-duration>PT14M15S</meta:editing-duration>
    <meta:editing-cycles>1</meta:editing-cycles>
    <meta:document-statistic meta:table-count="0" meta:image-count="0" meta:object-count="0" meta:page-count="1" meta:paragraph-count="26" meta:word-count="178" meta:character-count="1254" meta:non-whitespace-character-count="1121"/>
    <meta:generator>LibreOffice/5.0.4.2$Windows_X86_64 LibreOffice_project/2b9802c1994aa0b7dc6079e128979269cf95bc78</meta:generator>
  </office:meta>
</office:document-meta>
</file>